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2FFE836CF0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solid" svg:stroke-color="#dddddd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objectwithoutfill">
      <style:graphic-properties svg:stroke-width="0.1cm" svg:stroke-color="#ff3333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3333" draw:fill="none" draw:textarea-horizontal-align="justify" draw:textarea-vertical-align="middle" draw:auto-grow-height="false" fo:min-height="1.25cm" fo:min-width="20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3333" draw:fill="none" draw:textarea-horizontal-align="justify" draw:textarea-vertical-align="middle" draw:auto-grow-height="false" fo:min-height="0.25cm" fo:min-width="19.2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3333" draw:fill="none" draw:textarea-horizontal-align="justify" draw:textarea-vertical-align="middle" draw:auto-grow-height="false" fo:min-height="16.25cm" fo:min-width="6.4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3333" draw:fill="none" draw:textarea-horizontal-align="justify" draw:textarea-vertical-align="middle" draw:auto-grow-height="false" fo:min-height="0.25cm" fo:min-width="1.4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3333" draw:fill="none" draw:textarea-horizontal-align="justify" draw:textarea-vertical-align="middle" draw:auto-grow-height="false" fo:min-height="0.25cm" fo:min-width="4.4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3333" draw:fill="none" draw:textarea-horizontal-align="justify" draw:textarea-vertical-align="middle" draw:auto-grow-height="false" fo:min-height="1.25cm" fo:min-width="0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ff3333" draw:fill="solid" draw:fill-color="#ffff66" draw:opacity="50%" draw:textarea-horizontal-align="justify" draw:textarea-vertical-align="middle" draw:auto-grow-height="false" fo:min-height="16.45cm" fo:min-width="0cm" draw:shadow-opacity="50%"/>
    </style:style>
    <style:style style:name="gr10" style:family="graphic" style:parent-style-name="standard">
      <style:graphic-properties draw:stroke="none" svg:stroke-width="0.1cm" svg:stroke-color="#ff3333" draw:fill="solid" draw:fill-color="#ffff66" draw:opacity="50%" draw:textarea-horizontal-align="justify" draw:textarea-vertical-align="middle" draw:auto-grow-height="false" fo:min-height="0.15cm" fo:min-width="4.9cm" draw:shadow-opacity="50%"/>
    </style:style>
    <style:style style:name="gr11" style:family="graphic" style:parent-style-name="standard">
      <style:graphic-properties draw:stroke="none" svg:stroke-width="0.1cm" svg:stroke-color="#ff3333" draw:fill="solid" draw:fill-color="#ffff66" draw:opacity="50%" draw:textarea-horizontal-align="justify" draw:textarea-vertical-align="middle" draw:auto-grow-height="false" fo:min-height="0.25cm" fo:min-width="13cm" draw:shadow-opacity="5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27.092cm" svg:height="20.293cm" svg:x="0.454cm" svg:y="0.354cm">
          <draw:image xlink:href="Pictures/1000020100000400000002FFE836CF06.png" xlink:type="simple" xlink:show="embed" xlink:actuate="onLoad">
            <text:p/>
          </draw:image>
        </draw:frame>
        <draw:line draw:style-name="gr2" draw:text-style-name="P1" draw:layer="measurelines" svg:x1="2.1cm" svg:y1="3.8cm" svg:x2="18.9cm" svg:y2="3.8cm">
          <text:p/>
        </draw:line>
        <draw:custom-shape draw:style-name="gr3" draw:text-style-name="P1" draw:layer="measurelines" svg:width="20.6cm" svg:height="1.6cm" svg:x="0.5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measurelines" svg:width="19.8cm" svg:height="0.6cm" svg:x="0.4cm" svg:y="20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measurelines" svg:width="7cm" svg:height="16.6cm" svg:x="20.6cm" svg:y="3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measurelines" svg:width="2cm" svg:height="0.6cm" svg:x="20.4cm" svg:y="20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measurelines" svg:width="5cm" svg:height="0.6cm" svg:x="22.6cm" svg:y="20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easurelines" svg:width="0.4cm" svg:height="1.6cm" svg:x="20.2cm" svg:y="10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measurelines" svg:width="0.4cm" svg:height="16.7cm" svg:x="19.9cm" svg:y="3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measurelines" svg:width="5.4cm" svg:height="0.4cm" svg:x="11.4cm" svg:y="0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measurelines" svg:width="13.5cm" svg:height="0.5cm" svg:x="0.5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GATA Jun</meta:initial-creator>
    <meta:creation-date>2014-11-05T17:13:39.169928254</meta:creation-date>
    <dc:date>2014-11-05T17:24:02.977229217</dc:date>
    <dc:creator>NOGATA Jun</dc:creator>
    <meta:editing-duration>PT10M23S</meta:editing-duration>
    <meta:editing-cycles>2</meta:editing-cycles>
    <meta:generator>LibreOffice/4.3.3.2$Linux_X86_64 LibreOffice_project/430m0$Build-2</meta:generator>
    <meta:document-statistic meta:object-count="11"/>
  </office:meta>
</office:document-meta>
</file>